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49540" calcext:value-type="float">
            <text:p>4954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7:58:21.77166784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20T17:58:26.863111821</dc:date>
    <meta:editing-duration>PT7H15M21S</meta:editing-duration>
    <meta:editing-cycles>116</meta:editing-cycles>
    <meta:generator>LibreOffice/4.2.6.3$Linux_X86_64 LibreOffice_project/420m0$Build-3</meta:generator>
    <meta:document-statistic meta:table-count="1" meta:cell-count="6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49540">
                <text:p>4954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